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1ec1" officeooo:paragraph-rsid="001c1e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breOffice Writer 6.0.7.3</text:p>
      <text:p text:style-name="P1">리브레오피스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0T14:07:01.008731455</meta:creation-date>
    <meta:generator>LibreOffice/6.0.7.3$Linux_X86_64 LibreOffice_project/00m0$Build-3</meta:generator>
    <dc:date>2019-04-20T14:08:12.101369645</dc:date>
    <meta:editing-duration>PT51S</meta:editing-duration>
    <meta:editing-cycles>1</meta:editing-cycles>
    <meta:document-statistic meta:table-count="0" meta:image-count="0" meta:object-count="0" meta:page-count="1" meta:paragraph-count="2" meta:word-count="9" meta:character-count="32" meta:non-whitespace-character-count="30"/>
  </office:meta>
</office:document-meta>
</file>